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line-height="160%" fo:text-align="center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font-style="normal" fo:font-weight="normal" officeooo:paragraph-rsid="00103985" style:font-size-asian="12pt" style:font-size-complex="12pt" loext:padding="0cm" loext:border="none"/>
    </style:style>
    <style:style style:name="P2" style:family="paragraph" style:parent-style-name="Text_20_body">
      <style:paragraph-properties fo:margin-left="0cm" fo:margin-right="0cm" fo:margin-top="0cm" fo:margin-bottom="0cm" loext:contextual-spacing="false" fo:line-height="160%" fo:text-align="center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font-style="normal" fo:font-weight="normal" officeooo:paragraph-rsid="00104770" style:font-size-asian="12pt" style:font-size-complex="12pt" loext:padding="0cm" loext:border="none"/>
    </style:style>
    <style:style style:name="P3" style:family="paragraph" style:parent-style-name="Text_20_body">
      <style:paragraph-properties fo:margin-left="0cm" fo:margin-right="0cm" fo:margin-top="0cm" fo:margin-bottom="0cm" loext:contextual-spacing="false" fo:line-height="160%" fo:text-align="center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font-style="normal" fo:font-weight="bold" officeooo:rsid="0010a130" officeooo:paragraph-rsid="00103985" style:font-size-asian="12pt" style:font-weight-asian="bold" style:font-size-complex="12pt" style:font-weight-complex="bold"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loext:contextual-spacing="false" fo:line-height="160%" fo:text-align="center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font-style="normal" fo:font-weight="bold" officeooo:rsid="0010a130" officeooo:paragraph-rsid="00104770" style:font-size-asian="12pt" style:font-weight-asian="bold" style:font-size-complex="12pt" style:font-weight-complex="bold" loext:padding="0cm" loext:border="none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160%" fo:text-align="center" style:justify-single-word="false" fo:orphans="2" fo:widows="2" fo:text-indent="0cm" style:auto-text-indent="false" fo:padding="0cm" fo:border="none"/>
      <style:text-properties style:use-window-font-color="true" fo:font-size="12pt" officeooo:paragraph-rsid="00103985" style:font-size-asian="12pt" style:font-size-complex="12pt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60%" fo:text-align="center" style:justify-single-word="false" fo:orphans="2" fo:widows="2" fo:text-indent="0cm" style:auto-text-indent="false" fo:padding="0cm" fo:border="none"/>
      <style:text-properties style:use-window-font-color="true" fo:font-size="12pt" officeooo:paragraph-rsid="00104770" style:font-size-asian="12pt" style:font-size-complex="12pt"/>
    </style:style>
    <style:style style:name="P7" style:family="paragraph" style:parent-style-name="Heading_20_1" style:master-page-name="Standard">
      <style:paragraph-properties fo:margin-left="0cm" fo:margin-right="0cm" fo:margin-top="0cm" fo:margin-bottom="0cm" loext:contextual-spacing="false" fo:line-height="160%" fo:text-align="center" style:justify-single-word="false" fo:orphans="2" fo:widows="2" fo:text-indent="0cm" style:auto-text-indent="false" style:page-number="auto" fo:padding="0cm" fo:border="none"/>
      <style:text-properties fo:font-variant="normal" fo:text-transform="none" fo:color="#000000" style:font-name="Arial" fo:font-size="18.75pt" fo:letter-spacing="-0.026cm" fo:font-style="normal" fo:font-weight="bold" officeooo:paragraph-rsid="00103985" style:font-weight-asian="bold" style:font-weight-complex="bold" loext:padding="0cm" loext:border="none"/>
    </style:style>
    <style:style style:name="P8" style:family="paragraph" style:parent-style-name="Heading_20_1" style:master-page-name="Standard">
      <style:paragraph-properties fo:margin-left="0cm" fo:margin-right="0cm" fo:margin-top="0cm" fo:margin-bottom="0cm" loext:contextual-spacing="false" fo:line-height="160%" fo:text-align="center" style:justify-single-word="false" fo:orphans="2" fo:widows="2" fo:text-indent="0cm" style:auto-text-indent="false" style:page-number="auto" fo:padding="0cm" fo:border="none"/>
      <style:text-properties fo:font-variant="normal" fo:text-transform="none" fo:color="#000000" style:font-name="Arial" fo:font-size="18.75pt" fo:letter-spacing="-0.026cm" fo:font-style="normal" fo:font-weight="bold" officeooo:paragraph-rsid="00104770" style:font-weight-asian="bold" style:font-weight-complex="bold" loext:padding="0cm" loext:border="none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10pt"/>
    </style:style>
    <style:style style:name="T1" style:family="text">
      <style:text-properties fo:color="#000000" style:text-line-through-style="none" style:text-line-through-type="none" fo:letter-spacing="-0.026cm" style:text-underline-style="none" style:text-blinking="false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style:text-line-through-style="none" style:text-line-through-type="none" fo:font-size="14.25pt" style:text-underline-style="none" fo:font-weight="normal" officeooo:rsid="000ef46d" style:text-blinking="false" style:font-size-asian="12pt" style:font-weight-asian="normal" style:font-size-complex="12pt" style:font-weight-complex="normal"/>
    </style:style>
    <style:style style:name="T4" style:family="text">
      <style:text-properties style:text-line-through-style="none" style:text-line-through-type="none" fo:font-size="10pt" style:text-underline-style="none" fo:font-weight="normal" officeooo:rsid="000ef46d" style:text-blinking="false" style:font-size-asian="10pt" style:font-weight-asian="normal" style:font-size-complex="10pt" style:font-weight-complex="normal"/>
    </style:style>
    <style:style style:name="T5" style:family="text">
      <style:text-properties style:text-line-through-style="none" style:text-line-through-type="none" style:text-underline-style="none" fo:font-weight="normal" officeooo:rsid="000ef46d" style:text-blinking="false" style:font-weight-asian="normal" style:font-weight-complex="normal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officeooo:rsid="0010a130"/>
    </style:style>
    <style:style style:name="T8" style:family="text">
      <style:text-properties fo:font-variant="normal" fo:text-transform="none" fo:color="#444444" style:font-name="Arial" fo:font-size="14.25pt" fo:letter-spacing="normal" fo:font-style="normal" fo:font-weight="normal" loext:padding="0cm" loext:border="none"/>
    </style:style>
    <style:style style:name="T9" style:family="text">
      <style:text-properties fo:font-variant="normal" fo:text-transform="none" fo:color="#444444" style:font-name="Arial" fo:font-size="14.25pt" fo:letter-spacing="normal" fo:font-style="normal" fo:font-weight="normal" officeooo:rsid="0010a130" loext:padding="0cm" loext:border="none"/>
    </style:style>
    <style:style style:name="T10" style:family="text">
      <style:text-properties fo:font-variant="normal" fo:text-transform="none" fo:color="#444444" style:font-name="Arial" fo:font-size="14.25pt" fo:letter-spacing="normal" fo:font-style="normal" fo:font-weight="normal" officeooo:rsid="000f699a" loext:padding="0cm" loext:border="none"/>
    </style:style>
    <style:style style:name="T11" style:family="text">
      <style:text-properties fo:font-variant="normal" fo:text-transform="none" fo:color="#444444" style:font-name="Arial" fo:letter-spacing="normal" fo:font-style="normal" fo:font-weight="normal" loext:padding="0cm" loext:border="none"/>
    </style:style>
    <style:style style:name="T12" style:family="text">
      <style:text-properties fo:font-variant="normal" fo:text-transform="none" fo:color="#444444" style:font-name="Arial" fo:letter-spacing="normal" fo:font-style="normal" fo:font-weight="normal" officeooo:rsid="0010a130" loext:padding="0cm" loext:border="none"/>
    </style:style>
    <style:style style:name="T13" style:family="text">
      <style:text-properties fo:font-variant="normal" fo:text-transform="none" fo:color="#444444" style:font-name="Arial" fo:letter-spacing="normal" fo:font-style="normal" fo:font-weight="normal" officeooo:rsid="000f699a" loext:padding="0cm" loext:border="none"/>
    </style:style>
    <style:style style:name="T14" style:family="text">
      <style:text-properties fo:font-variant="normal" fo:text-transform="none" fo:color="#000000" style:font-name="Arial" fo:font-size="14.25pt" fo:letter-spacing="normal" fo:font-style="normal" fo:font-weight="bold" officeooo:rsid="0010a130" style:font-weight-asian="bold" style:font-weight-complex="bold" loext:padding="0cm" loext:border="none"/>
    </style:style>
    <style:style style:name="T15" style:family="text">
      <style:text-properties fo:font-variant="normal" fo:text-transform="none" fo:color="#000000" style:font-name="Arial" fo:letter-spacing="normal" fo:font-style="normal" fo:font-weight="bold" officeooo:rsid="0010a130" style:font-weight-asian="bold" style:font-weight-complex="bold" loext:padding="0cm" loext:border="none"/>
    </style:style>
    <style:style style:name="T16" style:family="text">
      <style:text-properties fo:font-variant="normal" fo:text-transform="none" style:font-name="Arial" fo:letter-spacing="normal" fo:font-style="normal" fo:font-weight="normal" loext:padding="0cm" loext:border="none"/>
    </style:style>
    <style:style style:name="T17" style:family="text">
      <style:text-properties fo:font-variant="normal" fo:text-transform="none" style:font-name="Arial" fo:letter-spacing="normal" fo:font-style="normal" fo:font-weight="normal" officeooo:rsid="0010a130" loext:padding="0cm" loext:border="none"/>
    </style:style>
    <style:style style:name="T18" style:family="text">
      <style:text-properties fo:font-variant="normal" fo:text-transform="none" style:font-name="Arial" fo:letter-spacing="normal" fo:font-style="normal" fo:font-weight="normal" officeooo:rsid="000f699a" loext:padding="0cm" loext:border="none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use-window-font-color="true"/>
    </style:style>
    <style:style style:name="T21" style:family="text">
      <style:text-properties style:use-window-font-color="true" fo:font-size="26pt" style:font-size-asian="26pt" style:font-size-complex="26pt"/>
    </style:style>
    <style:style style:name="T22" style:family="text">
      <style:text-properties style:use-window-font-color="true" style:text-line-through-style="none" style:text-line-through-type="none" fo:font-size="10pt" style:text-underline-style="none" fo:font-weight="normal" officeooo:rsid="000ef46d" style:text-blinking="false" style:font-size-asian="10pt" style:font-weight-asian="normal" style:font-size-complex="10pt" style:font-weight-complex="normal"/>
    </style:style>
    <style:style style:name="T23" style:family="text">
      <style:text-properties fo:font-size="10pt"/>
    </style:style>
    <style:style style:name="gr1" style:family="graphic">
      <style:graphic-properties svg:stroke-color="#000000" draw:fill="none" draw:textarea-vertical-align="middle" draw:auto-grow-height="false" fo:min-height="3.362cm" fo:min-width="0.2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4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21">Novidade</text:span><text:span text:style-name="T20"><text:tab/><text:tab/></text:span><text:a xlink:type="simple" xlink:href="https://www.letras.mus.br/sarah-farias/" text:style-name="Internet_20_link" text:visited-style-name="Visited_20_Internet_20_Link"><text:span text:style-name="T22">Sarah Farias</text:span></text:a></text:p>
      <text:p text:style-name="P1">Deixa o <text:span text:style-name="T7">M</text:span>eu vento te levar<text:line-break/>Para um novo lugar<text:line-break/>Pra onde tu não sabes<text:line-break/>É uma novidad<text:span text:style-name="T7">e</text:span><text:line-break/>É parte do que eu prometi.</text:p>
      <text:p text:style-name="P1"/>
      <text:p text:style-name="P1"><text:span text:style-name="T19">**</text:span>E não precisa temer<text:line-break/>Pois eu serei com você<text:line-break/>Te encherei de sabedoria<text:line-break/>Te encherei de conhecimento<text:line-break/>E a minha graça <text:span text:style-name="T7">n</text:span>ão se apartará de você.</text:p>
      <text:p text:style-name="P3"/>
      <text:p text:style-name="P1">Eu estou sentindo que está chegando<text:line-break/>Uma novidade pra minha vida.<text:line-break/>É uma promessa antiga<text:line-break/>Esperada, desejada, tão chorada<text:line-break/>Que está chegando uma novidade.<text:line-break/>Uma novidade.</text:p>
      <text:p text:style-name="P1"><draw:custom-shape text:anchor-type="paragraph" draw:z-index="0" draw:style-name="gr1" draw:text-style-name="P9" svg:width="0.29cm" svg:height="3.361cm" svg:x="9.959cm" svg:y="0.457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5"><draw:frame text:anchor-type="paragraph" draw:z-index="1" draw:style-name="gr2" draw:text-style-name="P10" svg:width="1.059cm" svg:height="0.408cm" svg:x="10.488cm" svg:y="1.173cm"><draw:text-box><text:p><text:span text:style-name="T23">4X</text:span></text:p></draw:text-box></draw:frame><text:span text:style-name="T16">Estou </text:span><text:span text:style-name="T17">M</text:span><text:span text:style-name="T16">e levantando<text:line-break/>Teu tempo está chegando<text:line-break/>Fiel fostes no pouco<text:line-break/>E sobre o muito te coloca</text:span><text:span text:style-name="T18">rei.</text:span></text:p>
      <text:p text:style-name="P8"><text:span text:style-name="T21">Novidade</text:span><text:span text:style-name="T20"><text:tab/><text:tab/></text:span><text:a xlink:type="simple" xlink:href="https://www.letras.mus.br/sarah-farias/" text:style-name="Internet_20_link" text:visited-style-name="Visited_20_Internet_20_Link"><text:span text:style-name="T22">Sarah Farias</text:span></text:a></text:p>
      <text:p text:style-name="P2">Deixa o <text:span text:style-name="T7">M</text:span>eu vento te levar<text:line-break/>Para um novo lugar<text:line-break/>Pra onde tu não sabes<text:line-break/>É uma novidad<text:span text:style-name="T7">e</text:span><text:line-break/>É parte do que eu prometi.</text:p>
      <text:p text:style-name="P2"/>
      <text:p text:style-name="P2"><text:span text:style-name="T19">**</text:span>E não precisa temer<text:line-break/>Pois eu serei com você<text:line-break/>Te encherei de sabedoria<text:line-break/>Te encherei de conhecimento<text:line-break/>E a minha graça <text:span text:style-name="T7">n</text:span>ão se apartará de você.</text:p>
      <text:p text:style-name="P4"/>
      <text:p text:style-name="P2">Eu estou sentindo que está chegando<text:line-break/>Uma novidade pra minha vida.<text:line-break/>É uma promessa antiga<text:line-break/>Esperada, desejada, tão chorada<text:line-break/>Que está chegando uma novidade.<text:line-break/>Uma novidade.</text:p>
      <text:p text:style-name="P2"><draw:custom-shape text:anchor-type="paragraph" draw:z-index="2" draw:style-name="gr1" draw:text-style-name="P9" svg:width="0.29cm" svg:height="3.361cm" svg:x="9.959cm" svg:y="0.457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6"><draw:frame text:anchor-type="paragraph" draw:z-index="3" draw:style-name="gr2" draw:text-style-name="P10" svg:width="1.059cm" svg:height="0.408cm" svg:x="10.488cm" svg:y="1.173cm"><draw:text-box><text:p><text:span text:style-name="T23">4X</text:span></text:p></draw:text-box></draw:frame><text:span text:style-name="T18">Estou </text:span><text:span text:style-name="T17">M</text:span><text:span text:style-name="T18">e levantando<text:line-break/>Teu tempo está chegando<text:line-break/>Fiel fostes no pouco<text:line-break/>E sobre o muito te colocare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7-06-17T14:39:01.683401678</dc:date>
    <meta:editing-cycles>12</meta:editing-cycles>
    <meta:editing-duration>PT27M7S</meta:editing-duration>
    <meta:generator>LibreOffice/5.2.7.2$Linux_X86_64 LibreOffice_project/20m0$Build-2</meta:generator>
    <meta:document-statistic meta:table-count="0" meta:image-count="0" meta:object-count="0" meta:page-count="1" meta:paragraph-count="10" meta:word-count="192" meta:character-count="1054" meta:non-whitespace-character-count="870"/>
  </office:meta>
</office:document-meta>
</file>